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4pt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22pt"/>
    </style:style>
    <style:style style:name="P4" style:family="paragraph" style:parent-style-name="Standard">
      <style:paragraph-properties fo:text-align="end" style:justify-single-word="false"/>
      <style:text-properties style:font-name="FreeSans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6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fo:language="uk" fo:country="UA" style:font-size-asian="10pt"/>
    </style:style>
    <style:style style:name="P7" style:family="paragraph" style:parent-style-name="Standard">
      <style:paragraph-properties fo:text-align="start" style:justify-single-word="false"/>
      <style:text-properties style:font-name="FreeMono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FreeMono" fo:font-size="10pt" fo:language="uk" fo:country="UA" style:font-size-asian="10pt"/>
    </style:style>
    <style:style style:name="P9" style:family="paragraph" style:parent-style-name="Standard">
      <style:text-properties style:font-name="FreeMono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FreeMono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FreeMono" fo:font-size="12pt" fo:font-weight="bold" style:font-size-asian="10pt" style:font-weight-asian="bold" style:font-size-complex="10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Лабораторна робота №8</text:p>
      <text:p text:style-name="P9">Виконва студент 2 курсу, групи Іо-82, Гер'ятович Ярослав</text:p>
      <text:p text:style-name="P9"/>
      <text:p text:style-name="P9"/>
      <text:p text:style-name="P9"/>
      <text:p text:style-name="P9"/>
      <text:p text:style-name="P9"/>
      <text:p text:style-name="P9"/>
      <text:section text:style-name="Sect1" text:name="Розділ1">
        <text:p text:style-name="P9">link l3:ct</text:p>
        <text:p text:style-name="P9">link l1: rdm</text:p>
        <text:p text:style-name="P9">link l2: rdd</text:p>
        <text:p text:style-name="P9">link ewh: 16</text:p>
        <text:p text:style-name="P9">link m: nz,14,13,12,11,10,z,z,z,z,z,z</text:p>
        <text:p text:style-name="P9">\------------------------------</text:p>
        <text:p text:style-name="P9">accept R7: 100 \ счетчик команд</text:p>
        <text:p text:style-name="P9">accept R8: 0 \ регистр команд</text:p>
        <text:p text:style-name="P9">accept r11: 0 \ дополнительный аккумулятор</text:p>
        <text:p text:style-name="P9">accept dev[1]: i, 52h, 54h, 3, 14</text:p>
        <text:p text:style-name="P9">accept dev[2]: o, 0D2h, 0D4h, 3, 14</text:p>
        <text:p text:style-name="P9">accept dev_buf[1]: 0EEh</text:p>
        <text:p text:style-name="P9"></text:p>
        <text:p text:style-name="P9">dw 100: 0001010000001010%</text:p>
        <text:p text:style-name="P9">dw 102: 0000110000001101%</text:p>
        <text:p text:style-name="P9">dw 104: 0001110000001011%</text:p>
        <text:p text:style-name="P9"></text:p>
        <text:p text:style-name="P9">dw 10: 20</text:p>
        <text:p text:style-name="P9">dw 11: 21</text:p>
        <text:p text:style-name="P9">dw 20: 52h</text:p>
        <text:p text:style-name="P9">dw 21: 0D2h</text:p>
        <text:p text:style-name="P9">dw 13: 32h</text:p>
        <text:p text:style-name="P9">dw 50: 0Fh</text:p>
        <text:p text:style-name="P9">\------------------------------</text:p>
        <text:p text:style-name="P9">{cjp nz,Start;}</text:p>
        <text:p text:style-name="P9">org 100010000000%</text:p>
        <text:p text:style-name="P9">{cjp nz,_add;}</text:p>
        <text:p text:style-name="P9">org 100100000000%</text:p>
        <text:p text:style-name="P9">{cjp nz,indev;}</text:p>
        <text:p text:style-name="P9">org 100110000000%</text:p>
        <text:p text:style-name="P9">{cjp nz,outdev;}</text:p>
        <text:p text:style-name="P9"></text:p>
        <text:p text:style-name="P9">Start</text:p>
        <text:p text:style-name="P9">{ewh; oey; xor nil,R7,R7;}</text:p>
        <text:p text:style-name="P9">{ewl; oey; or nil,r7,z;}</text:p>
        <text:p text:style-name="P9">wait_com</text:p>
        <text:p text:style-name="P9">{cjp rdm,wait_com; R; or r8,Bus_D,z;}</text:p>
        <text:p text:style-name="P9"></text:p>
        <text:p text:style-name="P9">{and rq,r8,1000000000000000%;load rm,flags;}</text:p>
        <text:p text:style-name="P9">{cjp not rm_z,nextCom;}</text:p>
        <text:p text:style-name="P9"></text:p>
        <text:p text:style-name="P9">{and rq,r8,0000010000000000%;load rm,flags;}</text:p>
        <text:p text:style-name="P9">{cjp rm_z,nextCom;}</text:p>
        <text:p text:style-name="P9"></text:p>
        <text:p text:style-name="P9">{and rq,r8,0000001111111111%;}</text:p>
        <text:p text:style-name="P9">{ewl; oey; or rq,z;}</text:p>
        <text:p text:style-name="P9">wait_par</text:p>
        <text:p text:style-name="P9">{cjp rdm,wait_par; R; or rq,Bus_D,z;}</text:p>
        <text:p text:style-name="P9">{ewl; oey; or rq,z;}</text:p>
        <text:p text:style-name="P9">wait_arg</text:p>
        <text:p text:style-name="P9">{cjp rdm,wait_par; R; or r11,Bus_D,z;}</text:p>
        <text:p text:style-name="P9">{and rq,r8,0111100000000000%;}</text:p>
        <text:p text:style-name="P9">{jmap; or rq,z; oey;}</text:p>
        <text:p text:style-name="P9"></text:p>
        <text:p text:style-name="P9">\------------------------------</text:p>
        <text:p text:style-name="P9">indev</text:p>
        <text:p text:style-name="P9">{ewl; oey; or r11,z;}</text:p>
        <text:p text:style-name="P9">lr{cjp rdd, lr; I; or r10, Bus_D, z;} \Читаем РС</text:p>
        <text:p text:style-name="P9">{and rq, r10, 0080h; load rm, flags;} \Проверяем бит готовности</text:p>
        <text:p text:style-name="P9">{cjp rm_z, nextCom;}</text:p>
        <text:p text:style-name="P9">{add r11, r11,2h;}</text:p>
        <text:p text:style-name="P9">{ewl; oey; or r11,z;}</text:p>
        <text:p text:style-name="P9">lrr{cjp rdd, lrr; I; or r15, Bus_D, z;} \Читаем РД</text:p>
        <text:p text:style-name="P9">{cjp nz, nextCom;}</text:p>
        <text:p text:style-name="P9">\------------------------------</text:p>
        <text:p text:style-name="P9">_add</text:p>
        <text:p text:style-name="P9">{add r15,r15,r11;}</text:p>
        <text:p text:style-name="P9">{cjp nz,nextCom;}</text:p>
        <text:p text:style-name="P9">\------------------------------</text:p>
        <text:p text:style-name="P9">outdev</text:p>
        <text:p text:style-name="P9">{ewl; oey; or r11,z;}</text:p>
        <text:p text:style-name="P9">lw{cjp rdd, lw; I; or r10, Bus_D, z;} \Читаем РС</text:p>
        <text:p text:style-name="P9">{and rq, r10, 0080h; load rm, flags;} \Проверяем бит готовности</text:p>
        <text:p text:style-name="P9">{cjp rm_z, nextCom;}</text:p>
        <text:p text:style-name="P9">{ add r11, r11,2h;}</text:p>
        <text:p text:style-name="P9">{ewl; oey; or r11,z;}</text:p>
        <text:p text:style-name="P9">lww{cjp rdd, lww;oey; O; or nil, r15, <text:s/>z;} \Пишем в РД</text:p>
        <text:p text:style-name="P9">{cjp nz, nextCom;}</text:p>
        <text:p text:style-name="P9">\------------------------------</text:p>
        <text:p text:style-name="P9">nextCom</text:p>
        <text:p text:style-name="P9">{add r7,r7,2h,z;}</text:p>
        <text:p text:style-name="P9">{cjp nz, Start;}</text:p>
        <text:p text:style-name="P9">{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Ярослав </meta:initial-creator>
    <meta:creation-date>2010-02-28T23:04:28</meta:creation-date>
    <dc:date>2010-06-04T01:04:24</dc:date>
    <dc:creator>yarik </dc:creator>
    <meta:editing-duration>PT03H32M13S</meta:editing-duration>
    <meta:editing-cycles>22</meta:editing-cycles>
    <meta:generator>OpenOffice.org/3.2$Linux OpenOffice.org_project/320m12$Build-9483</meta:generator>
    <meta:document-statistic meta:table-count="0" meta:image-count="0" meta:object-count="0" meta:page-count="1" meta:paragraph-count="85" meta:word-count="272" meta:character-count="1923"/>
  </office:meta>
</office:document-meta>
</file>